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e7912" officeooo:paragraph-rsid="001e80a9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c8f84" officeooo:paragraph-rsid="001e80a9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cdb2d" officeooo:paragraph-rsid="001e80a9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italic" style:text-underline-style="none" fo:font-weight="normal" officeooo:rsid="011c8f84" officeooo:paragraph-rsid="001e80a9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italic" style:text-underline-style="none" fo:font-weight="normal" officeooo:rsid="011cdb2d" officeooo:paragraph-rsid="001e80a9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italic" style:text-underline-style="none" fo:font-weight="normal" officeooo:rsid="006b7e3d" officeooo:paragraph-rsid="001e80a9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italic" style:text-underline-style="none" fo:font-weight="normal" officeooo:rsid="006c0309" officeooo:paragraph-rsid="001e80a9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italic" style:text-underline-style="none" fo:font-weight="normal" officeooo:rsid="011e7912" officeooo:paragraph-rsid="001e80a9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Dudu Cyryllic" fo:font-size="12pt" fo:letter-spacing="normal" fo:font-style="normal" style:text-underline-style="none" fo:font-weight="normal" officeooo:rsid="011c8f84" officeooo:paragraph-rsid="001e80a9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Dudu Cyryllic" fo:font-size="12pt" fo:letter-spacing="normal" fo:font-style="normal" style:text-underline-style="none" fo:font-weight="normal" officeooo:rsid="011cdb2d" officeooo:paragraph-rsid="001e80a9" style:font-size-asian="12pt" style:font-weight-asian="normal" style:font-size-complex="12pt" style:font-weight-complex="normal"/>
    </style:style>
    <style:style style:name="P11" style:family="paragraph" style:parent-style-name="Heading_20_2">
      <style:paragraph-properties fo:text-align="center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adda3" officeooo:paragraph-rsid="001e80a9" style:font-size-asian="12pt" style:font-weight-asian="normal" style:font-size-complex="12pt" style:font-weight-complex="normal"/>
    </style:style>
    <style:style style:name="T1" style:family="text">
      <style:text-properties officeooo:rsid="01fcb2fa"/>
    </style:style>
    <style:style style:name="T2" style:family="text">
      <style:text-properties officeooo:rsid="0152aa83"/>
    </style:style>
    <style:style style:name="T3" style:family="text">
      <style:text-properties officeooo:rsid="036d81bb"/>
    </style:style>
    <style:style style:name="T4" style:family="text">
      <style:text-properties officeooo:rsid="01546d83"/>
    </style:style>
    <style:style style:name="T5" style:family="text">
      <style:text-properties officeooo:rsid="0079171c"/>
    </style:style>
    <style:style style:name="T6" style:family="text">
      <style:text-properties officeooo:rsid="011e79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/>
      <text:p text:style-name="P2">Поскольку свадебная суббота совпадала с днём рождения нашей мамы, я решил подарить ей цветы.</text:p>
      <text:p text:style-name="P2">Гаина Михайловна сказала: какие могут быть цветы 24 ноября? </text:p>
      <text:p text:style-name="P2">Но я всё равно пошёл на базар.</text:p>
      <text:p text:style-name="P2">На мосту через Остёр я увидел мужчину с букетом в руках, стоявшего в сопровождении двух дам. </text:p>
      <text:p text:style-name="P2">Вид у всех троих не имел ничего общего с торговлей, но я почувствовал, что это неспроста, подошёл и спросил — не продаст ли он мне цветы?</text:p>
      <text:p text:style-name="P2">Изумлению тёщи не было границ, а я чувствовал, что где-то в Одессе, или параллельных ей мирах сделал что-то правильное и благодарные союзники это не забыли.</text:p>
      <text:p text:style-name="P2">На свадьбу мы с Ирой поехали трёхчасовой электричкой. </text:p>
      <text:p text:style-name="P2">Событие проходило в трёхкомнатной хате на улице Сосновской, где цветы тоже вызвали удивление.</text:p>
      <text:p text:style-name="P2">Все ещё больше удивились, что вручил я их <text:s/>не невесте. Тут Саша вспомнил какой это день и успокоил гостей.</text:p>
      <text:p text:style-name="P2">Дальше всё шло как на обычной Поселковой свадьбе примака. </text:p>
      <text:p text:style-name="P2">Небольшое отличие сост<text:span text:style-name="T1">оит лишь</text:span> в том, что на ней я бросил курить.</text:p>
      <text:p text:style-name="P2">Сосед за столом начал мне доказывать о невозможности избавиться от этой привычки, тем более на вечеринке любого рода.</text:p>
      <text:p text:style-name="P2">Я потушил недокуренную сигарету и — всё.</text:p>
      <text:p text:style-name="P9"/>
      <text:p text:style-name="P4"><text:span text:style-name="T2">(...н</text:span>а данный момент я тоже некурящий...<text:span text:style-name="T2">)</text:span></text:p>
      <text:p text:style-name="P4"/>
      <text:p text:style-name="P2">Утром следующего дня на Декабристов 13 Ира объявила о предстоящей мне поездке на 4-й километр от Чернигова. </text:p>
      <text:p text:style-name="P2">Последовал бурный обмен мнениями с моими родителями. Они категорически воспротивились и требовали, чтобы я отказался от этой поездки.</text:p>
      <text:p text:style-name="P2">Мне никак не удавалось объяснить присутствующим, что я обещал быть там в понедельник.</text:p>
      <text:p text:style-name="P2">Как выжить в мире где не можешь положиться даже на собственное слово?</text:p>
      <text:p text:style-name="P2">Тут Ира перешла на сторону моих родителей и дальше они <text:s/>продолжали убеждать меня втроём. </text:p>
      <text:p text:style-name="P2">Только Леночка молчала, сидя в уголке дивана.</text:p>
      <text:p text:style-name="P2">- Что?! Выучила на свою голову?!- шум<text:span text:style-name="T3">ну</text:span>л мой отец на мою мать. Потом он обратился ко мне.</text:p>
      <text:p text:style-name="P2">- Всё для тебя делали. Теперь ты сделай как тебе говорят. Или родители тебе не такие? Чем это? Скажи!</text:p>
      <text:p text:style-name="P2">- А и скажу!- ответил я и пристукнул кулаком по столу.- Почему ты перестал писать стихи?</text:p>
      <text:p text:style-name="P3">Отец смутился, пряча глаза от жены и невестки. Даже в глубоких морщинах на лбу пролегла небывалая прежде застенчивость.</text:p>
      <text:p text:style-name="P3">- Ну... я молодой был... тогда война была...</text:p>
      <text:p text:style-name="P3"/>
      <text:p text:style-name="P5"><text:span text:style-name="T4">(...в</text:span>от жизнь, а? Начнёшь гнать дуру, а нарываешься на чистосердечное признание...</text:p>
      <text:p text:style-name="P6"><text:soft-page-break/>А нынче на поэзии у него поставлен крест. Перешёл к ораторской карьере. </text:p>
      <text:p text:style-name="P7">Долгими зимними вечерами, одев валенки, выходит под фонарь на столбе возле хаты Колесниковых — на сходку соседей своего возраста. </text:p>
      <text:p text:style-name="P7">Стоят на утоптанном снегу, перетирают новости из вчерашней программы «Время», порою схлёстываются в дебатах — стоящий мужик Муа<text:span text:style-name="T5">мар</text:span> Каддафи, или <text:s/><text:span text:style-name="T5">такой же клоун как Ясир Арафат</text:span>?..<text:span text:style-name="T4">)</text:span></text:p>
      <text:p text:style-name="P10"/>
      <text:p text:style-name="P3">В виде компромисса решили, что до отъезда в Чернигов я с матерью схожу к местному психиатру Тарасенко, от которого <text:span text:style-name="T4">(</text:span>жестоко прищурив глаз сообщил мой отец<text:span text:style-name="T4">)</text:span>, никто не уходил.</text:p>
      <text:p text:style-name="P3">Потом я проводил Иру на электричку и по пути она снова уговаривала меня не ездить на 4-й километр. </text:p>
      <text:p text:style-name="P3">Но моё слово <text:s/>Тамаре уже вылетело — не поймаешь.</text:p>
      <text:p text:style-name="P3"/>
      <text:p text:style-name="P3">В большом и светлом здании конотопского <text:span text:style-name="T3">М</text:span>едицинского центра, недалеко от стадиона «<text:span text:style-name="T4">Авангард</text:span>», <text:s/>под каждой дверью стояли люди и только к психиатру Тарасенко очередь отсутствовала.</text:p>
      <text:p text:style-name="P3">Когда мы с матерью зашли в кабинет, он объяснил это несознательностью населения, а вот у них, за океаном, каждый четвёртый ходит на приём.</text:p>
      <text:p text:style-name="P3">Тарасенко работал не один, а с напарницей в непривычно обставленном кабинете.</text:p>
      <text:p text:style-name="P3">Странность заключалась в расположении стола. Он находился почти по центру, развёрнутый <text:span text:style-name="T3">своими </text:span>дверцами и ящиками ко входу в кабинет. Мне предложили сесть за него.</text:p>
      <text:p text:style-name="P3">Мать села на стул у стены, а медработники остались стоять по сторонам от стола.</text:p>
      <text:p text:style-name="P3">Мне не понравилась такая диспозиция призванная для раздувания во мне мании величия — сидишь, как председатель Мао, а эти в белом стоят вокруг, типа, золотые рыбки на посылках. Поэтому я чуть отодвинул стул назад, развернул на 90 градусов и, сидя на нём, вытянул ноги, положив одну на другую в позе ковбоя на привале.</text:p>
      <text:p text:style-name="P3">Тут Тарасенко с напарницей, как по команде, кинулись хлопать дверцами стола, выдёргивать и с треском задвигать его ящики.</text:p>
      <text:p text:style-name="P1">Ноги я, конечно, подтянул, но стул не покинул, хотя и насторожился.</text:p>
      <text:p text:style-name="P1">Убедившись, что я не выскочил за дверь и не попытался вскарабкаться на жалюзи окна, Тарасенко прекратил тест и объявил, что я здоров, как бык.</text:p>
      <text:p text:style-name="P3">- <text:span text:style-name="T6">Вот ему и скажите!- воскликнула, всхлипывая, моя мать.- Хочет в Чернигов ехать в психбольницу.</text:span></text:p>
      <text:p text:style-name="P3">- <text:span text:style-name="T6">Зачем?</text:span></text:p>
      <text:p text:style-name="P3">- <text:span text:style-name="T6">Его жена посылает.</text:span></text:p>
      <text:p text:style-name="P3">- <text:span text:style-name="T6">Она что — врач?</text:span></text:p>
      <text:p text:style-name="P3">- <text:span text:style-name="T6">Нет!</text:span></text:p>
      <text:p text:style-name="P3">- <text:span text:style-name="T6">Тогда зачем? Мало кого куда посылают. Он ей раб, что ли?</text:span></text:p>
      <text:p text:style-name="P3">- <text:span text:style-name="T6">Да! Да! Раб!</text:span></text:p>
      <text:p text:style-name="P3"/>
      <text:p text:style-name="P8"><text:span text:style-name="T4">(...т</text:span>ак-то вот, Иосиф Яковлевич, по кличке Прекрасный, тебя в рабство продавали твои братья, а <text:s/>как бы тебе понравилось, если б сдала родная мать?..<text:span text:style-name="T4">)</text:span></text:p>
      <text:p text:style-name="P1"><text:s/></text:p>
      <text:p text:style-name="P1"><text:soft-page-break/>Тарасенко ещё раз, уже как рабу, предписал мне никуда не ехать и мы покинули кабинет.</text:p>
      <text:p text:style-name="P1">По пути к трамвайной остановке моя мать спросила:</text:p>
      <text:p text:style-name="P1">- Ну, что — убедился?</text:p>
      <text:p text:style-name="P1">- Это ничего не меняет.</text:p>
      <text:p text:style-name="P1">- Если с тобой что-то сделают, я её убью,- сказала моя мать и заплакала.</text:p>
      <text:p text:style-name="P1">- Мама,- ответил я,- что за книжку ты недавно прочитала?</text:p>
      <text:p text:style-name="P1">Разумеется, <text:s/>я прекрасно знал, что мать моя давным-давно уж не читает книг, но надо же как-то поддержать разговор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20:01:25.373987014</meta:creation-date>
    <dc:date>2017-03-02T20:01:32.171500157</dc:date>
    <dc:creator>sehrguey </dc:creator>
    <meta:editing-duration>PT6S</meta:editing-duration>
    <meta:editing-cycles>1</meta:editing-cycles>
    <meta:document-statistic meta:table-count="0" meta:image-count="0" meta:object-count="0" meta:page-count="3" meta:paragraph-count="57" meta:word-count="807" meta:character-count="4964" meta:non-whitespace-character-count="4188"/>
    <meta:generator>LibreOffice/4.3.3.2$Linux_x86 LibreOffice_project/430m0$Build-2</meta:generator>
  </office:meta>
</office:document-meta>
</file>